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9" style:family="paragraph" style:parent-style-name="Standard" style:list-style-name="L1">
      <style:text-properties style:font-name="Arial" fo:font-size="16pt" style:font-size-asian="16pt" style:font-size-complex="16pt"/>
    </style:style>
    <style:style style:name="P3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17053513787277608" text:style-name="L1">
        <text:list-item>
          <text:p text:style-name="P29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9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<text:soft-page-break/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58171858872485477" text:style-name="L2">
        <text:list-item>
          <text:p text:style-name="P22">time label ==&gt; paste</text:p>
        </text:list-item>
        <text:list-item>
          <text:p text:style-name="P22">“@@@” ==&gt; move to → at the bottom of the doc area</text:p>
        </text:list-item>
        <text:list-item>
          <text:p text:style-name="P22">DUP : template</text:p>
        </text:list-item>
        <text:list-item>
          <text:p text:style-name="P22">close</text:p>
          <text:list>
            <text:list-item>
              <text:p text:style-name="P22">web pages</text:p>
            </text:list-item>
            <text:list-item>
              <text:p text:style-name="P22">sheet file</text:p>
            </text:list-item>
            <text:list-item>
              <text:p text:style-name="P22">folders (if any)</text:p>
            </text:list-item>
            <text:list-item>
              <text:p text:style-name="P22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ext:soft-page-break/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02T11:12:25.30</dc:date>
    <dc:creator>iwabuchi ken</dc:creator>
    <meta:editing-duration>P1DT23H51M33S</meta:editing-duration>
    <meta:editing-cycles>133</meta:editing-cycles>
    <meta:generator>OpenOffice/4.1.3$Win32 OpenOffice.org_project/413m1$Build-9783</meta:generator>
    <meta:document-statistic meta:table-count="57" meta:image-count="0" meta:object-count="0" meta:page-count="27" meta:paragraph-count="613" meta:word-count="2520" meta:character-count="15080"/>
  </office:meta>
</office:document-meta>
</file>